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weight="bold" officeooo:paragraph-rsid="001b8956" style:font-weight-asian="bold" style:font-weight-complex="bold"/>
    </style:style>
    <style:style style:name="P2" style:family="paragraph" style:parent-style-name="Heading_20_3">
      <style:paragraph-properties fo:margin-left="0in" fo:margin-right="0in" fo:text-align="start" style:justify-single-word="false" fo:text-indent="0in" style:auto-text-indent="false"/>
    </style:style>
    <style:style style:name="P3"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4" style:family="paragraph" style:parent-style-name="Text_20_body">
      <style:paragraph-properties fo:margin-left="0in" fo:margin-right="0in" fo:text-align="start" style:justify-single-word="false" fo:text-indent="0in" style:auto-text-indent="false"/>
    </style:style>
    <style:style style:name="P5" style:family="paragraph" style:parent-style-name="Heading_20_3">
      <style:paragraph-properties fo:margin-left="0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text-properties fo:font-size="14pt" officeooo:paragraph-rsid="001b8956" style:font-size-asian="14pt" style:font-size-complex="14pt"/>
    </style:style>
    <style:style style:name="T1" style:family="text">
      <style:text-properties fo:font-size="14pt" officeooo:rsid="001c7c62" style:font-size-asian="14pt" style:font-size-complex="14pt"/>
    </style:style>
    <style:style style:name="T2" style:family="text">
      <style:text-properties fo:font-size="14pt" fo:font-weight="normal" officeooo:rsid="001c7c62" style:font-size-asian="14pt" style:font-weight-asian="normal" style:font-size-complex="14pt" style:font-weight-complex="normal"/>
    </style:style>
    <style:style style:name="T3" style:family="text">
      <style:text-properties fo:font-weight="normal" style:font-weight-asian="normal" style:font-weight-complex="normal"/>
    </style:style>
    <style:style style:name="T4" style:family="text">
      <style:text-properties officeooo:rsid="00247d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1">EDWARD GIKARA <text:line-break/></text:span>EBST1/10192/23 <text:line-break/>Implementing AI-Powered Transaction Monitoring to Reduce Mobile Money Fraud at <text:span text:style-name="T4">Commercial Bank in </text:span>Kenya</text:h>
      <text:h text:style-name="P5" text:outline-level="3">Mobile money fraud has become a daily nightmare for Equity Bank customers in Kenya. In January 2025, Margaret Wanjiru, a 68-year-old shosho from Kiambu, lost KSh 50,000 to a stranger who called claiming to be from Equity Bank's fraud department. The caller said her account had been compromised and she needed to "verify" her identity by sharing an OTP code sent to her phone. Within minutes, the entire savings money she had carefully set aside from selling vegetables at the market for three years vanished. Margaret only realized she'd been conned when she received a transaction alert showing KSh 50,000 had been transferred to an unknown number. By then, it was too late.<text:line-break/><text:line-break/>Margaret's story is not unique. Every month, hundreds of customers, like small business owners, boda boda riders, teachers, and farmers, lose their hard-earned money to SIM swap scams, fake loan apps, phishing calls, and unauthorized M-Pesa transactions. In 2024 alone, Equity Bank reported over 3,000 fraud cases involving mobile banking channels, with total losses exceeding KSh 150 million. Behind each statistic is a family's school fees, a month's rent, or someone's entire retirement savings.<text:line-break/><text:line-break/>The bank's fraud detection system relies on manual reviews and basic rule-based alerts. These alerts only trigger after suspicious transactions are completed. By the time fraud officers investigate a case like Margaret's, the money is withdrawn and scattered across accounts. The fraud team is overwhelmed, working through backlogs of complaints. New victims call in every hour. Customers feel helpless and lose trust in the digital banking platform.<text:line-break/><text:line-break/>This project focuses on implementing a machine learning-based transaction monitoring system specifically designed for Equity Bank's mobile and digital banking channels. Rather than waiting for customers to report fraud after they've already lost money, the system will analyze transaction patterns in real-time, learning what normal behavior looks like for each customer and immediately flagging any unusual activities.</text:h>
      <text:h text:style-name="P2" text:outline-level="3"/>
      <text:h text:style-name="P5" text:outline-level="3">Margaret typically transacts between KSh 500 and KSh 2,000 for her vegetable business. If KSh 50,000 were suddenly sent to an unknown account, instant alerts would trigger. The system would flag this as out of character ,wrong amount, time, or recipient and block the transaction before the money leaves her account. Margaret would get an immediate SMS to confirm the transfer, and the fraud team would be alerted to contact her.</text:h>
      <text:h text:style-name="P5" text:outline-level="3"><text:soft-page-break/>The technology uses machine learning algorithms that continuously learn and adapt. Unlike rigid rule-based systems that treat all KSh 50,000 transfers as suspicious (which would frustrate legitimate customers making school fee payments or business transactions), this AI system understands context. It knows Margaret's normal patterns versus those of a business owner who regularly moves large amounts. It reduces false alarms while catching real fraud.<text:span text:style-name="T3"/></text:h>
      <text:h text:style-name="P5" text:outline-level="3">The expected outcome is a 60-70% reduction in successful fraud cases, detection times dropping from hours to seconds, and fewer false alarms that would block legitimate transactions and frustrate honest customers. Most importantly, this project aims to protect people like Margaret—ordinary Kenyans who depend on mobile banking for their livelihoods but may lack the technical knowledge to spot scams. When the system works as designed, Margaret would still have her KSh 50,000, and the fraudster would be caught before causing any harm.</text:h>
      <text:p text:style-name="P4"/>
      <text:p text:style-name="P3"/>
      <text:p text:style-name="P6"><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3:29:44.790887238</meta:creation-date>
    <dc:date>2026-02-04T12:06:06.223973059</dc:date>
    <meta:editing-duration>P8DT12H42M2S</meta:editing-duration>
    <meta:editing-cycles>9</meta:editing-cycles>
    <meta:generator>LibreOffice/24.2.7.2$Linux_X86_64 LibreOffice_project/420$Build-2</meta:generator>
    <meta:document-statistic meta:table-count="0" meta:image-count="0" meta:object-count="0" meta:page-count="2" meta:paragraph-count="5" meta:word-count="546" meta:character-count="3602" meta:non-whitespace-character-count="3057"/>
  </office:meta>
</office:document-meta>
</file>